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1.95pt"/>
    </style:style>
    <style:style style:name="co2" style:family="table-column">
      <style:table-column-properties fo:break-before="auto" style:column-width="311.61pt"/>
    </style:style>
    <style:style style:name="co3" style:family="table-column">
      <style:table-column-properties fo:break-before="auto" style:column-width="62.9pt"/>
    </style:style>
    <style:style style:name="co4" style:family="table-column">
      <style:table-column-properties fo:break-before="auto" style:column-width="79.09pt"/>
    </style:style>
    <style:style style:name="co5" style:family="table-column">
      <style:table-column-properties fo:break-before="auto" style:column-width="92.4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5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3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Source Sans Pr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reeSans" style:font-size-asian="9pt" style:language-asian="hi" style:country-asian="IN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text-line-through-type="none" style:font-name="Source Sans Pr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6699cc" style:text-align-source="fix" style:repeat-content="false"/>
      <style:paragraph-properties fo:text-align="center" fo:margin-left="0pt"/>
      <style:text-properties style:font-name="Source Sans Pro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ource Sans Pro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table table:name="Sheet1" table:style-name="ta1" table:print-ranges="Sheet1.A4:Sheet1.J3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5" table:number-rows-spanned="1">
            <text:p>INVENTARIO GENERAL DE MERCADERIA  - <text:a xlink:href="relatorio://company.party.name" xlink:type="simple">company.party.name</text:a>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PRODUCTO</text:p>
          </table:table-cell>
          <table:table-cell table:style-name="ce3" office:value-type="string" calcext:value-type="string">
            <text:p>CANTIDAD</text:p>
          </table:table-cell>
          <table:table-cell table:style-name="ce3" office:value-type="string" calcext:value-type="string">
            <text:p>PRECIO COSTO</text:p>
          </table:table-cell>
          <table:table-cell table:style-name="ce3" office:value-type="string" calcext:value-type="string">
            <text:p>PRECIO DE VENTA</text:p>
          </table:table-cell>
          <table:table-cell table:style-name="ce6"/>
          <table:table-cell table:style-name="ce4" table:number-columns-repeated="1018"/>
        </table:table-row>
        <table:table-row table:style-name="ro5">
          <table:table-cell office:value-type="string" calcext:value-type="string">
            <text:p><text:a xlink:href="relatorio://for%20each=%22product%20in%20products%22" xlink:type="simple">for each="product in products"</text:a>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a xlink:href="relatorio://product.code1" xlink:type="simple">product.code1</text:a></text:p>
          </table:table-cell>
          <table:table-cell office:value-type="string" calcext:value-type="string">
            <text:p><text:a xlink:href="relatorio://product.name" xlink:type="simple">product.name</text:a></text:p>
          </table:table-cell>
          <table:table-cell table:style-name="ce4" office:value-type="string" calcext:value-type="string">
            <text:p><text:a xlink:href="relatorio://product.total" xlink:type="simple">product.total</text:a></text:p>
          </table:table-cell>
          <table:table-cell table:style-name="ce5" office:value-type="string" calcext:value-type="string">
            <text:p><text:a xlink:href="relatorio://formatLang(product.cost_price,%20company.party.lang,%20currency=company.currency)" xlink:type="simple">formatLang(product.cost_price, company.party.lang, currency=company.currency)</text:a></text:p>
          </table:table-cell>
          <table:table-cell table:style-name="ce5" office:value-type="string" calcext:value-type="string">
            <text:p><text:a xlink:href="relatorio://formatLang(product.list_price,%20company.party.lang,%20currency=company.currency)" xlink:type="simple">formatLang(product.list_price, company.party.lang, currency=company.currency)</text:a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a xlink:href="relatorio:///for" xlink:type="simple">/for</text:a>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10:30:47.479663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7:15:46.040946751</meta:creation-date>
    <dc:date>2017-03-03T10:32:07.334598303</dc:date>
    <meta:editing-duration>PT36M23S</meta:editing-duration>
    <meta:editing-cycles>18</meta:editing-cycles>
    <meta:generator>LibreOffice/5.1.1.3$Linux_X86_64 LibreOffice_project/89f508ef3ecebd2cfb8e1def0f0ba9a803b88a6d</meta:generator>
    <meta:document-statistic meta:table-count="1" meta:cell-count="13" meta:object-count="0"/>
  </office:meta>
</office:document-meta>
</file>